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ojet ISN</text:p>
      <text:p text:style-name="Standard"/>
      <text:p text:style-name="Standard">16/03 : Demarrage du projet</text:p>
      <text:p text:style-name="Standard"><text:tab/></text:p>
      <text:p text:style-name="Standard"><text:tab/>Idées : - Map style labyrinthe vue de Haut</text:p>
      <text:p text:style-name="Standard">- Deux joueurs</text:p>
      <text:p text:style-name="Standard">- Déplacement souris/clavier ET manette</text:p>
      <text:p text:style-name="Standard">- Tir</text:p>
      <text:p text:style-name="Standard">- Différents types d'arme</text:p>
      <text:p text:style-name="Standard">- Interface<text:s/>avec menu / Options / Credit / Quit (fullscreen)</text:p>
      <text:p text:style-name="Standard">- Barre HP</text:p>
      <text:p text:style-name="Standard">- Comptage des points / Timer du mode 1v1 / mode Deathmatch (avec objectif nb kills)</text:p>
      <text:p text:style-name="Standard">- 2 Modes de jeu Survival / 1v1</text:p>
      <text:p text:style-name="Standard"/>
      <text:p text:style-name="Standard">31/03 : Réalisation d’une première partie du code :<text:s/></text:p>
      <text:p text:style-name="Standard"/>
      <text:p text:style-name="Standard">- Ecran d’accueil / choix de mode de jeu / options / crédits / quitter</text:p>
      <text:p text:style-name="Standard">- Map du jeu</text:p>
      <text:p text:style-name="Standard"/>
      <text:p text:style-name="Standard">06/04 :<text:s/>cd GitHu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ément VELLU</dc:creator>
    <meta:creation-date>2018-03-16T10:09:00Z</meta:creation-date>
    <dc:date>2018-04-19T12:45:00Z</dc:date>
    <meta:template xlink:href="Normal.dotm" xlink:type="simple"/>
    <meta:editing-cycles>6</meta:editing-cycles>
    <meta:editing-duration>PT1200S</meta:editing-duration>
    <meta:document-statistic meta:page-count="1" meta:paragraph-count="1" meta:word-count="80" meta:character-count="519" meta:row-count="3" meta:non-whitespace-character-count="440"/>
  </office:meta>
</office:document-meta>
</file>